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cc99" draw:textarea-horizontal-align="right" draw:textarea-vertical-align="middle" draw:auto-grow-height="true" draw:auto-grow-width="false" fo:min-height="2.0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59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604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.952cm" fo:margin-right="0cm" fo:margin-top="0.211cm" fo:margin-bottom="0cm" fo:line-height="77%" text:enable-numbering="true" fo:text-indent="-0.952cm"/>
    </style:style>
    <style:style style:name="P4" style:family="paragraph">
      <style:paragraph-properties fo:margin-left="2.063cm" fo:margin-right="0cm" text:enable-numbering="true" fo:text-indent="-0.793cm"/>
    </style:style>
    <style:style style:name="P5" style:family="paragraph">
      <style:paragraph-properties fo:margin-left="0.952cm" fo:margin-right="0cm" text:enable-numbering="true" fo:text-indent="-0.952cm"/>
    </style:style>
    <style:style style:name="P6" style:family="paragraph">
      <style:paragraph-properties fo:margin-left="0.952cm" fo:margin-right="0cm" fo:text-indent="-0.952cm" style:writing-mode="lr-tb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24pt" fo:language="en" fo:country="GB" style:font-size-asian="24pt" style:font-size-complex="2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finition: Open Source Software (OSS) / Free Software (FS)" draw:style-name="dp1" draw:master-page-name="Default" presentation:presentation-page-layout-name="AL1T1">
        <draw:frame presentation:style-name="pr1" draw:text-style-name="P2" draw:layer="layout" svg:width="19.822cm" svg:height="2.33cm" svg:x="3.673cm" svg:y="1.454cm" presentation:class="title" presentation:user-transformed="true">
          <draw:text-box>
            <text:p text:style-name="P1">David A. Wheeler Presentations</text:p>
          </draw:text-box>
        </draw:frame>
        <draw:frame presentation:style-name="pr2" draw:text-style-name="P6" draw:layer="layout" svg:width="21.59cm" svg:height="12.723cm" svg:x="1.905cm" svg:y="5.079cm" presentation:class="outline" presentation:user-transformed="true">
          <draw:text-box>
            <text:list text:style-name="L2">
              <text:list-item>
                <text:p text:style-name="P3"><text:span text:style-name="T1">FLOSS and Software Assurance/Security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Can FLOSS be secure? What are the issues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Optionally, discuss high assurance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Why FLOSS? Look at the Numbers!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Statistics about FLOSS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How to Evaluate FLOSS Programs</text:span></text:p>
              </text:list-item>
            </text:list>
            <text:list text:style-name="L2">
              <text:list-item>
                <text:p text:style-name="P3"><text:span text:style-name="T1">What Should Governments Examine in Acquiring COTS Open Source Software (OSS)?</text:span></text:p>
              </text:list-item>
            </text:list>
            <text:list text:style-name="L2">
              <text:list-item>
                <text:p text:style-name="P3"><text:span text:style-name="T1">Programming Secure Applications for Unix-like Systems</text:span></text:p>
              </text:list-item>
            </text:list>
            <text:list text:style-name="L2">
              <text:list-item>
                <text:p text:style-name="P3"><text:span text:style-name="T1">Countering Trusting Trust (compiler Trojan Horse) through Diverse Double-Compiling</text:span></text:p>
              </text:list-item>
            </text:list>
            <text:list text:style-name="L2">
              <text:list-item>
                <text:p text:style-name="P5"><text:span text:style-name="T1">Open Standards and Security</text:span></text:p>
              </text:list-item>
            </text:list>
          </draw:text-box>
        </draw:frame>
        <presentation:notes draw:style-name="dp2">
          <draw:page-thumbnail draw:style-name="gr1" draw:layer="layout" svg:width="12.889cm" svg:height="9.667cm" svg:x="3.267cm" svg:y="1.936cm" draw:page-number="1" presentation:class="page"/>
          <draw:frame presentation:style-name="pr3" draw:text-style-name="P7" draw:layer="layout" svg:width="14.243cm" svg:height="11.604cm" svg:x="2.588cm" svg:y="12.24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7 0 158 286-48 29-110-202-110 202-47-29z"/>
    <draw:marker draw:name="msArrowOvalEnd_20_5" draw:display-name="msArrowOvalEnd 5" svg:viewBox="0 0 210 210" svg:d="m210 0c0-57-48-105-105-105s-105 48-105 105 48 105 105 105 105-48 105-10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cdd7c1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bold" style:font-size-asian="24pt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bold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ize-complex="32pt" style:font-relief="none"/>
    </style:style>
    <style:style style:name="Default-outline5" style:family="presentation" style:parent-style-name="Default-outline4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ize-complex="32pt" style:font-relief="none"/>
    </style:style>
    <style:style style:name="Default-outline6" style:family="presentation" style:parent-style-name="Default-outline5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ize-complex="32pt" style:font-relief="none"/>
    </style:style>
    <style:style style:name="Default-outline7" style:family="presentation" style:parent-style-name="Default-outline6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ize-complex="32pt" style:font-relief="none"/>
    </style:style>
    <style:style style:name="Default-outline8" style:family="presentation" style:parent-style-name="Default-outline7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ize-complex="32pt" style:font-relief="none"/>
    </style:style>
    <style:style style:name="Default-outline9" style:family="presentation" style:parent-style-name="Default-outline8">
      <style:paragraph-properties fo:margin-left="5.715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32pt" fo:font-style="normal" fo:text-shadow="none" style:text-underline-style="none" fo:font-weight="bold" style:font-size-asian="32pt" style:font-size-complex="32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2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cdd7c1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solid" svg:stroke-width="0.17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righ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00cc99" draw:textarea-horizontal-align="left" draw:textarea-vertical-align="top" draw:auto-grow-height="false" draw:auto-grow-width="false" fo:min-height="1.29cm" fo:min-width="0cm" fo:padding-top="0.129cm" fo:padding-bottom="0.129cm" fo:padding-left="0.258cm" fo:padding-right="0.258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right" draw:textarea-vertical-align="top" draw:auto-grow-height="false" draw:auto-grow-width="false" fo:min-height="1.29cm" fo:min-width="0cm" fo:padding-top="0.129cm" fo:padding-bottom="0.129cm" fo:padding-left="0.258cm" fo:padding-right="0.258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00cc99" draw:textarea-horizontal-align="left" draw:textarea-vertical-align="bottom" draw:auto-grow-height="false" draw:auto-grow-width="false" fo:min-height="1.29cm" fo:min-width="0cm" fo:padding-top="0.129cm" fo:padding-bottom="0.129cm" fo:padding-left="0.258cm" fo:padding-right="0.258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right" draw:textarea-vertical-align="bottom" draw:auto-grow-height="false" draw:auto-grow-width="false" fo:min-height="1.29cm" fo:min-width="0cm" fo:padding-top="0.129cm" fo:padding-bottom="0.129cm" fo:padding-left="0.258cm" fo:padding-right="0.258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08cm" fo:margin-bottom="0cm" fo:line-height="100%" fo:text-align="end" text:enable-numbering="false" fo:text-indent="0cm" style:punctuation-wrap="simple" style:line-break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Century Schoolbook'" style:font-family-generic="roman" style:font-pitch="variable" fo:font-size="14pt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85cm" svg:height="4.639cm" svg:x="2.247cm" svg:y="3.609cm"/>
      <draw:page-thumbnail draw:layer="backgroundobjects" svg:width="6.185cm" svg:height="4.639cm" svg:x="10.986cm" svg:y="3.609cm"/>
      <draw:page-thumbnail draw:layer="backgroundobjects" svg:width="6.185cm" svg:height="4.639cm" svg:x="2.247cm" svg:y="10.569cm"/>
      <draw:page-thumbnail draw:layer="backgroundobjects" svg:width="6.185cm" svg:height="4.639cm" svg:x="10.986cm" svg:y="10.569cm"/>
      <draw:page-thumbnail draw:layer="backgroundobjects" svg:width="6.185cm" svg:height="4.639cm" svg:x="2.247cm" svg:y="17.529cm"/>
      <draw:page-thumbnail draw:layer="backgroundobjects" svg:width="6.185cm" svg:height="4.639cm" svg:x="10.986cm" svg:y="17.529cm"/>
      <draw:frame draw:style-name="gr1" draw:text-style-name="P1" draw:layer="backgroundobjects" svg:width="8.427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27cm" svg:height="1.288cm" svg:x="10.99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27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27cm" svg:height="1.288cm" svg:x="10.992cm" svg:y="24.49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17.78cm" svg:height="2.33cm" svg:x="5.715cm" svg:y="1.454cm" presentation:class="title" presentation:placeholder="true">
        <draw:text-box/>
      </draw:frame>
      <draw:frame presentation:style-name="Default-outline1" draw:layer="backgroundobjects" svg:width="21.59cm" svg:height="13.716cm" svg:x="1.905cm" svg:y="5.079cm" presentation:class="outline" presentation:placeholder="true">
        <draw:text-box/>
      </draw:frame>
      <draw:line draw:style-name="gr3" draw:text-style-name="P3" draw:layer="backgroundobjects" svg:x1="1.905cm" svg:y1="4.07cm" svg:x2="23.495cm" svg:y2="4.07cm">
        <text:p/>
      </draw:line>
      <draw:custom-shape draw:style-name="gr4" draw:text-style-name="P4" draw:layer="backgroundobjects" svg:width="8.043cm" svg:height="0.846cm" svg:x="15.452cm" svg:y="17.357cm">
        <text:p/>
        <draw:enhanced-geometry svg:viewBox="0 0 21600 21600" draw:type="rectangle" draw:enhanced-path="M 0 0 L 21600 0 21600 21600 0 21600 0 0 Z N"/>
      </draw:custom-shape>
      <draw:custom-shape draw:style-name="gr5" draw:text-style-name="P4" draw:layer="backgroundobjects" svg:width="4.233cm" svg:height="0.862cm" svg:x="19.262cm" svg:y="17.357cm">
        <text:p text:style-name="P5"><text:span text:style-name="T2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gr6" draw:text-style-name="P6" draw:layer="backgroundobjects" svg:width="19.42cm" svg:height="25.78cm" svg:x="0cm" svg:y="0cm">
          <text:p/>
        </draw:rect>
        <draw:frame presentation:style-name="pr1" draw:text-style-name="P7" draw:layer="backgroundobjects" svg:width="8.414cm" svg:height="1.289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413cm" svg:height="1.289cm" svg:x="11.006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889cm" svg:height="9.667cm" svg:x="3.267cm" svg:y="1.936cm" presentation:class="page"/>
        <draw:frame presentation:style-name="Default-notes" draw:layer="backgroundobjects" svg:width="14.243cm" svg:height="11.603cm" svg:x="2.588cm" svg:y="12.246cm" presentation:class="notes" presentation:placeholder="true">
          <draw:text-box/>
        </draw:frame>
        <draw:frame presentation:style-name="pr3" draw:text-style-name="P7" draw:layer="backgroundobjects" svg:width="8.414cm" svg:height="1.289cm" svg:x="0cm" svg:y="24.495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413cm" svg:height="1.289cm" svg:x="11.006cm" svg:y="24.495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dc:title>Open Source Software (OSS) and Software Assurance (Security)</dc:title>
    <meta:initial-creator>IDA</meta:initial-creator>
    <meta:creation-date>2004-01-15T16:50:03</meta:creation-date>
    <dc:date>2006-05-16T23:28:55</dc:date>
    <meta:print-date>2006-03-01T11:21:18</meta:print-date>
    <dc:language>en-US</dc:language>
    <meta:editing-cycles>185</meta:editing-cycles>
    <meta:editing-duration>PT5H30M21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